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da55" officeooo:paragraph-rsid="0012da55" style:font-size-asian="20pt" style:font-size-complex="20pt"/>
    </style:style>
    <style:style style:name="P2" style:family="paragraph" style:parent-style-name="Standard">
      <style:text-properties fo:font-size="12pt" fo:font-style="normal" officeooo:rsid="00137490" officeooo:paragraph-rsid="00137490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size="12pt" fo:font-style="normal" officeooo:rsid="00137490" officeooo:paragraph-rsid="00137490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size="14pt" fo:font-style="italic" officeooo:rsid="00137490" officeooo:paragraph-rsid="00137490" style:font-size-asian="12.25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normal" officeooo:rsid="00137490" officeooo:paragraph-rsid="00137490" style:font-size-asian="12.25pt" style:font-style-asian="normal" style:font-size-complex="14pt" style:font-style-complex="normal"/>
    </style:style>
    <style:style style:name="P6" style:family="paragraph" style:parent-style-name="Standard">
      <style:text-properties fo:font-weight="bold" officeooo:rsid="00137490" officeooo:paragraph-rsid="00137490" style:font-weight-asian="bold" style:font-weight-complex="bold"/>
    </style:style>
    <style:style style:name="P7" style:family="paragraph" style:parent-style-name="Standard">
      <style:text-properties style:font-name="Liberation Serif" fo:font-size="12pt" officeooo:rsid="001506d0" officeooo:paragraph-rsid="001506d0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paragraph-rsid="001ae44c" style:font-size-asian="12pt" style:font-size-complex="12pt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officeooo:paragraph-rsid="001506d0"/>
    </style:style>
    <style:style style:name="P11" style:family="paragraph" style:parent-style-name="Standard">
      <style:text-properties fo:color="#000000" fo:font-size="20pt" fo:font-style="normal" officeooo:rsid="0012da55" officeooo:paragraph-rsid="00137490" style:font-size-asian="20pt" style:font-style-asian="normal" style:font-size-complex="20pt" style:font-style-complex="normal"/>
    </style:style>
    <style:style style:name="P12" style:family="paragraph" style:parent-style-name="Standard">
      <style:text-properties fo:color="#000000" fo:font-size="20pt" fo:font-style="normal" fo:font-weight="normal" officeooo:rsid="001506d0" officeooo:paragraph-rsid="001506d0" style:font-size-asian="17.5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text-properties fo:color="#000000" fo:font-size="12pt" fo:font-style="normal" officeooo:rsid="00137490" officeooo:paragraph-rsid="00137490" style:font-size-asian="10.5pt" style:font-style-asian="normal" style:font-size-complex="12pt" style:font-style-complex="normal"/>
    </style:style>
    <style:style style:name="P14" style:family="paragraph" style:parent-style-name="Standard">
      <style:text-properties fo:color="#000000" fo:font-size="12pt" fo:font-style="normal" fo:font-weight="normal" officeooo:rsid="00137490" officeooo:paragraph-rsid="0013749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style:font-name="Liberation Serif" fo:font-size="20pt" style:font-size-asian="20pt" style:font-size-complex="2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20pt" fo:font-style="normal" officeooo:rsid="00137490" officeooo:paragraph-rsid="001ae44c" style:font-size-asian="20pt" style:font-style-asian="normal" style:font-size-complex="20pt" style:font-style-complex="normal"/>
    </style:style>
    <style:style style:name="P17" style:family="paragraph" style:parent-style-name="Standard">
      <style:text-properties fo:color="#000000" style:font-name="Liberation Serif" fo:font-size="12pt" officeooo:rsid="001506d0" officeooo:paragraph-rsid="001506d0" style:font-size-asian="10.5pt" style:font-size-complex="12pt"/>
    </style:style>
    <style:style style:name="P18" style:family="paragraph" style:parent-style-name="Standard">
      <style:text-properties fo:color="#000000" style:font-name="Liberation Serif" fo:font-size="14pt" fo:font-style="normal" officeooo:rsid="001ae44c" officeooo:paragraph-rsid="001ae44c" style:font-size-asian="12.25pt" style:font-style-asian="normal" style:font-size-complex="14pt" style:font-style-complex="normal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style:font-name="Liberation Serif" fo:font-size="12pt" officeooo:rsid="001ae44c" officeooo:paragraph-rsid="001ae44c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style:font-name="Liberation Serif" fo:font-size="12pt" style:font-size-asian="12pt" style:font-size-complex="12pt"/>
    </style:style>
    <style:style style:name="P22" style:family="paragraph" style:parent-style-name="Standard" style:list-style-name="L1">
      <style:text-properties fo:font-weight="bold" officeooo:rsid="00137490" officeooo:paragraph-rsid="00137490" style:font-weight-asian="bold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fo:font-weight="bold" officeooo:paragraph-rsid="001506d0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1506d0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2pt" fo:font-weight="bold" officeooo:paragraph-rsid="001506d0" style:font-size-asian="12pt" style:font-weight-asian="bold" style:font-size-complex="12pt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fo:font-weight="bold" officeooo:paragraph-rsid="001607b8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text-align="justify" style:justify-single-word="false"/>
      <style:text-properties fo:color="#000000" fo:font-size="12pt" fo:font-weight="bold" officeooo:paragraph-rsid="001607b8"/>
    </style:style>
    <style:style style:name="P28" style:family="paragraph" style:parent-style-name="Standard" style:list-style-name="L2">
      <style:paragraph-properties fo:text-align="justify" style:justify-single-word="false"/>
      <style:text-properties fo:color="#000000" fo:font-size="12pt" fo:font-weight="bold" officeooo:paragraph-rsid="001692ec"/>
    </style:style>
    <style:style style:name="P29" style:family="paragraph" style:parent-style-name="Standard" style:list-style-name="L2">
      <style:paragraph-properties fo:text-align="justify" style:justify-single-word="false"/>
      <style:text-properties fo:color="#000000" fo:font-size="12pt" fo:font-weight="bold" officeooo:rsid="001692ec" officeooo:paragraph-rsid="001692ec" style:font-weight-asian="bold" style:font-weight-complex="bold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00" officeooo:paragraph-rsid="001692ec"/>
    </style:style>
    <style:style style:name="P31" style:family="paragraph" style:parent-style-name="Preformatted_20_Text" style:list-style-name="L3">
      <style:paragraph-properties fo:margin-top="0in" fo:margin-bottom="0in" style:contextual-spacing="false" fo:text-align="justify" style:justify-single-word="false"/>
      <style:text-properties fo:color="#000000" style:font-name="Liberation Serif" fo:font-size="12pt" fo:font-weight="bold" officeooo:rsid="001ae44c" officeooo:paragraph-rsid="001ae44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5b5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9" style:family="text">
      <style:text-properties fo:color="#000000" fo:font-style="normal" officeooo:rsid="001ae44c" style:font-style-asian="normal" style:font-style-complex="normal"/>
    </style:style>
    <style:style style:name="T10" style:family="text">
      <style:text-properties fo:color="#000000" style:font-name="Liberation Serif" fo:font-size="12pt" officeooo:rsid="001506d0" style:font-size-asian="10.5pt" style:font-size-complex="12pt"/>
    </style:style>
    <style:style style:name="T11" style:family="text">
      <style:text-properties fo:color="#000000" style:font-name="Liberation Serif" fo:font-size="12pt" officeooo:rsid="001ae44c" style:font-size-asian="10.5pt" style:font-size-complex="12pt"/>
    </style:style>
    <style:style style:name="T12" style:family="text">
      <style:text-properties fo:color="#000000" style:font-name="Liberation Serif" fo:font-size="12pt" officeooo:rsid="001506d0" style:font-size-asian="10.5pt" style:font-weight-asian="bold" style:font-size-complex="12pt" style:font-weight-complex="bold"/>
    </style:style>
    <style:style style:name="T13" style:family="text">
      <style:text-properties fo:color="#000000" style:font-name="Liberation Serif" fo:font-size="12pt" fo:font-weight="normal" officeooo:rsid="001506d0" style:font-size-asian="10.5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font-weight="normal" officeooo:rsid="001607b8" style:font-size-asian="10.5pt" style:font-weight-asian="normal" style:font-size-complex="12pt" style:font-weight-complex="normal"/>
    </style:style>
    <style:style style:name="T15" style:family="text">
      <style:text-properties fo:color="#c0c0c0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607b8" style:font-weight-asian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607b8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officeooo:rsid="001506d0" style:font-weight-asian="bold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1607b8" style:font-weight-asian="bold" style:font-weight-complex="bold"/>
    </style:style>
    <style:style style:name="T21" style:family="text">
      <style:text-properties fo:font-variant="normal" fo:text-transform="none" fo:color="#000000" style:font-name="Liberation Serif" fo:letter-spacing="normal" fo:font-style="normal" officeooo:rsid="001607b8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1607b8" style:font-weight-asian="normal" style:font-weight-complex="normal"/>
    </style:style>
    <style:style style:name="T23" style:family="text">
      <style:text-properties fo:font-variant="normal" fo:text-transform="none" fo:color="#000000" style:font-name="Liberation Serif" fo:font-size="11.25pt" fo:letter-spacing="normal" fo:font-style="normal" fo:font-weight="normal" officeooo:rsid="001607b8"/>
    </style:style>
    <style:style style:name="T24" style:family="text">
      <style:text-properties fo:font-variant="normal" fo:text-transform="none" fo:color="#003048" style:font-name="Liberation Serif" fo:font-size="11.25pt" fo:letter-spacing="normal" fo:font-style="normal" fo:font-weight="normal"/>
    </style:style>
    <style:style style:name="T25" style:family="text">
      <style:text-properties fo:font-variant="normal" fo:text-transform="none" style:font-name="Liberation Serif" fo:letter-spacing="normal" fo:font-style="normal"/>
    </style:style>
    <style:style style:name="T26" style:family="text">
      <style:text-properties fo:font-variant="normal" fo:text-transform="none" style:font-name="Liberation Serif" fo:letter-spacing="normal" fo:font-style="normal" fo:font-weight="normal"/>
    </style:style>
    <style:style style:name="T27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style:font-name="Liberation Serif" fo:letter-spacing="normal" fo:font-style="normal" fo:font-weight="normal" officeooo:rsid="001692ec" style:font-weight-asian="normal" style:font-weight-complex="normal"/>
    </style:style>
    <style:style style:name="T29" style:family="text">
      <style:text-properties fo:font-variant="normal" fo:text-transform="none" style:font-name="Liberation Serif" fo:letter-spacing="normal" fo:font-style="normal" fo:font-weight="normal" officeooo:rsid="001607b8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style:font-name="Liberation Serif" fo:letter-spacing="normal" fo:font-style="normal" fo:font-weight="normal" officeooo:rsid="001692ec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Liberation Serif" fo:letter-spacing="normal" fo:font-style="normal" officeooo:rsid="001607b8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font-name="Liberation Serif" fo:letter-spacing="normal" fo:font-style="normal" style:font-weight-asian="bold" style:font-weight-complex="bold"/>
    </style:style>
    <style:style style:name="T33" style:family="text">
      <style:text-properties fo:font-variant="normal" fo:text-transform="none" style:font-name="Liberation Serif" fo:letter-spacing="normal" fo:font-style="normal" officeooo:rsid="001692ec" style:font-weight-asian="bold" style:font-weight-complex="bold"/>
    </style:style>
    <style:style style:name="T34" style:family="text">
      <style:text-properties fo:font-variant="normal" fo:text-transform="none" style:font-name="Liberation Serif" fo:font-size="12pt" fo:letter-spacing="normal" fo:font-style="normal" fo:font-weight="bold" officeooo:rsid="001692ec" style:font-weight-asian="bold" style:font-weight-complex="bold"/>
    </style:style>
    <style:style style:name="T35" style:family="text">
      <style:text-properties fo:font-variant="normal" fo:text-transform="none" style:font-name="Liberation Serif" fo:font-size="12pt" fo:letter-spacing="normal" fo:font-style="normal" fo:font-weight="bold" officeooo:rsid="00216e83" style:font-weight-asian="bold" style:font-weight-complex="bold"/>
    </style:style>
    <style:style style:name="T36" style:family="text">
      <style:text-properties fo:font-variant="normal" fo:text-transform="none" style:font-name="Liberation Serif" fo:font-size="12pt" fo:letter-spacing="normal" fo:font-style="normal" fo:font-weight="bold" officeooo:rsid="00230b92" style:font-weight-asian="bold" style:font-weight-complex="bold"/>
    </style:style>
    <style:style style:name="T37" style:family="text">
      <style:text-properties fo:font-variant="normal" fo:text-transform="none" style:font-name="Liberation Serif" fo:font-size="12pt" fo:letter-spacing="normal" fo:font-style="normal" fo:font-weight="normal" officeooo:rsid="001692ec" style:font-weight-asian="normal" style:font-weight-complex="normal"/>
    </style:style>
    <style:style style:name="T38" style:family="text">
      <style:text-properties fo:font-variant="normal" fo:text-transform="none" style:font-name="Liberation Serif" fo:font-size="12pt" fo:letter-spacing="normal" fo:font-style="normal" fo:font-weight="normal" officeooo:rsid="00230b92" style:font-weight-asian="normal" style:font-weight-complex="normal"/>
    </style:style>
    <style:style style:name="T39" style:family="text">
      <style:text-properties officeooo:rsid="001ae44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ca2f3" style:font-weight-asian="normal" style:font-weight-complex="normal"/>
    </style:style>
    <style:style style:name="T42" style:family="text">
      <style:text-properties fo:font-weight="normal" officeooo:rsid="001dc362" style:font-weight-asian="normal" style:font-weight-complex="normal"/>
    </style:style>
    <style:style style:name="T43" style:family="text">
      <style:text-properties fo:font-weight="normal" officeooo:rsid="001ed2a2" style:font-weight-asian="normal" style:font-weight-complex="normal"/>
    </style:style>
    <style:style style:name="T44" style:family="text">
      <style:text-properties officeooo:rsid="001ca2f3"/>
    </style:style>
    <style:style style:name="T45" style:family="text">
      <style:text-properties officeooo:rsid="001dc362"/>
    </style:style>
    <style:style style:name="T46" style:family="text">
      <style:text-properties officeooo:rsid="00230b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vForkParams</text:p>
      <text:p text:style-name="P4">Struct <text:span text:style-name="T3">CvForkParams</text:span></text:p>
      <text:p text:style-name="P2">Parameters describing the cascade.</text:p>
      <text:p text:style-name="P5"/>
      <text:p text:style-name="P11">CvForkParams::CvForkParams:</text:p>
      <text:p text:style-name="P13">The constructor.</text:p>
      <text:p text:style-name="P3"/>
      <text:p text:style-name="P3"><text:span text:style-name="T4">C++: CvForkParams:: CvForkParams(int </text:span><text:span text:style-name="T5">numChain</text:span><text:span text:style-name="T6">, int </text:span><text:span text:style-name="T5">chainLength</text:span><text:span text:style-name="T6">)</text:span></text:p>
      <text:p text:style-name="P14">Parameters: </text:p>
      <text:list xml:id="list7276169220474151030" text:style-name="L1">
        <text:list-item>
          <text:p text:style-name="P22"><text:span text:style-name="T8">numChain</text:span><text:span text:style-name="T7"> – number of chains in the fork including the strong classifier.</text:span></text:p>
        </text:list-item>
        <text:list-item>
          <text:p text:style-name="P22"><text:span text:style-name="T8">chainLength</text:span><text:span text:style-name="T7"> – length of each chain.</text:span></text:p>
        </text:list-item>
      </text:list>
      <text:p text:style-name="P6"/>
      <text:p text:style-name="P6"/>
      <text:p text:style-name="P6"/>
      <text:p text:style-name="P15">CvCascadeClassifier::ForkTrain</text:p>
      <text:p text:style-name="P17">Train the cascade in fork mode.</text:p>
      <text:p text:style-name="P7"/>
      <text:p text:style-name="Standard"><text:span text:style-name="T11">C</text:span><text:span text:style-name="T10">++: bool CvCascadeClassifier::ForkTrain</text:span><text:span text:style-name="T4">(</text:span><text:span text:style-name="T15"> </text:span><text:span text:style-name="T4">const string </text:span><text:span text:style-name="T5">_cascadeDirName</text:span><text:span text:style-name="T4">,</text:span></text:p>
      <text:p text:style-name="P9"><text:s text:c="32"/>vector&lt;string&gt; <text:span text:style-name="T1">_posFilename</text:span>,</text:p>
      <text:p text:style-name="P9"><text:s text:c="32"/>const string <text:span text:style-name="T1">_negFilename</text:span>,</text:p>
      <text:p text:style-name="P9"><text:s text:c="32"/>int <text:span text:style-name="T1">_numPos</text:span>[], int <text:span text:style-name="T1">_numNeg</text:span>[],</text:p>
      <text:p text:style-name="P9"><text:s text:c="32"/>int <text:span text:style-name="T1">_precalcValBufSize</text:span>, int <text:span text:style-name="T1">_precalcIdxBufSize</text:span>,</text:p>
      <text:p text:style-name="P9"><text:s text:c="32"/>const CvForkParams&amp; <text:span text:style-name="T1">forkParams</text:span>,</text:p>
      <text:p text:style-name="P9"><text:s text:c="32"/>const CvCascadeParams&amp; <text:span text:style-name="T1">_cascadeParams</text:span>,</text:p>
      <text:p text:style-name="P9"><text:s text:c="32"/>const CvFeatureParams&amp; <text:span text:style-name="T1">_featureParams</text:span>,</text:p>
      <text:p text:style-name="P9"><text:s text:c="32"/>const CvCascadeBoostParams&amp; <text:span text:style-name="T1">strongParams</text:span>,</text:p>
      <text:p text:style-name="P9"><text:s text:c="32"/>const CvCascadeBoostParams&amp; <text:span text:style-name="T2">chain</text:span><text:span text:style-name="T1">Params </text:span>)</text:p>
      <text:p text:style-name="P17">Parameters:</text:p>
      <text:list xml:id="list4174267737675923671" text:style-name="L2">
        <text:list-item>
          <text:p text:style-name="P23"><text:span text:style-name="T12">_cascadeDirName</text:span><text:span text:style-name="T13"> – </text:span><text:span text:style-name="T14">the path</text:span><text:span text:style-name="T13"> w</text:span><text:span text:style-name="T16">here the trained classifier should be stored.</text:span></text:p>
        </text:list-item>
        <text:list-item>
          <text:p text:style-name="P24"><text:span text:style-name="T19">_posFile</text:span><text:span text:style-name="T20">n</text:span><text:span text:style-name="T19">ame – </text:span><text:span text:style-name="T17">set of</text:span><text:span text:style-name="T19"> </text:span><text:span text:style-name="T17">the paths of </text:span><text:span text:style-name="T16">vec-file</text:span><text:span text:style-name="T18">s</text:span><text:span text:style-name="T16"> with positive samples (created </text:span><text:span text:style-name="T18">by </text:span><text:span text:style-name="T24">opencv_createsamples </text:span><text:span text:style-name="T23">utility).</text:span></text:p>
        </text:list-item>
        <text:list-item>
          <text:p text:style-name="P25"><text:span text:style-name="T21">_negFilename</text:span><text:span text:style-name="T22"> – path to background description file.</text:span></text:p>
        </text:list-item>
        <text:list-item>
          <text:p text:style-name="P25"><text:span text:style-name="T21">_numPos</text:span><text:span text:style-name="T22"> – set of numbers of positives for each chain.</text:span></text:p>
        </text:list-item>
        <text:list-item>
          <text:p text:style-name="P26"><text:span text:style-name="T21">_numNeg</text:span><text:span text:style-name="T22"> – set of numbers of negatives for each chain.</text:span></text:p>
        </text:list-item>
        <text:list-item>
          <text:p text:style-name="P27"><text:span text:style-name="T31">_precalcValBufSize</text:span><text:span text:style-name="T29"> - </text:span><text:span text:style-name="T30">s</text:span><text:span text:style-name="T26">ize of buffer for precalculated feature values (in Mb).</text:span></text:p>
        </text:list-item>
        <text:list-item>
          <text:p text:style-name="P28"><text:span text:style-name="T32">_precalcIdxBufSize </text:span><text:span text:style-name="T27">- </text:span><text:span text:style-name="T28">s</text:span><text:span text:style-name="T26">ize of buffer for precalculated feature indices (in Mb). The more memory you have the faster the training process.</text:span></text:p>
        </text:list-item>
        <text:list-item>
          <text:p text:style-name="P28"><text:span text:style-name="T33">f</text:span><text:span text:style-name="T32">orkParams</text:span><text:span text:style-name="T27"> – </text:span><text:span text:style-name="T28">parameters describing the fork. It includes number of chains and its length.</text:span></text:p>
        </text:list-item>
        <text:list-item>
          <text:p text:style-name="P29"><text:span text:style-name="T25">_cascadeParams</text:span><text:span text:style-name="T27"> – simple set of parameters <text:s/>CvCascadeParams.</text:span></text:p>
        </text:list-item>
        <text:list-item>
          <text:p text:style-name="P29"><text:span text:style-name="T25">_ featureParams</text:span><text:span text:style-name="T27"> – simple set of parameters <text:s/>CvFeatureParams.</text:span></text:p>
        </text:list-item>
        <text:list-item>
          <text:p text:style-name="P29"><text:span text:style-name="T25">strongParams</text:span><text:span text:style-name="T27"> – set of parameters <text:s/>CvCascadeBoostParams for strong classifier (first chain).</text:span></text:p>
        </text:list-item>
        <text:list-item>
          <text:p text:style-name="P30"><text:span text:style-name="T35">chain</text:span><text:span text:style-name="T34">Params</text:span><text:span text:style-name="T37"> – set <text:s/>of parameters <text:s/>CvCascadeBoostParams for other chains. </text:span><text:span text:style-name="T36">StrongParams </text:span><text:span text:style-name="T38">and </text:span><text:span text:style-name="T36">chainParams </text:span><text:span text:style-name="T38">can use different minHitRate and maxFalseAlarmRate, but depth of weak trees must be the same.</text:span></text:p>
        </text:list-item>
      </text:list>
      <text:p text:style-name="P10"/>
      <text:p text:style-name="P17"><text:soft-page-break/></text:p>
      <text:p text:style-name="P12"/>
      <text:p text:style-name="P16">CascadeClassifier::<text:span text:style-name="T39">detectMultiScale</text:span></text:p>
      <text:p text:style-name="P16"/>
      <text:p text:style-name="P8"><text:span text:style-name="T9">C++: </text:span><text:span text:style-name="T4">void detectMultiScale( InputArray image,</text:span></text:p>
      <text:p text:style-name="P21"><text:s text:c="26"/>CV_OUT std::vector&lt;Rect&gt;&amp; <text:span text:style-name="T1">objects</text:span>,</text:p>
      <text:p text:style-name="P21"><text:s text:c="26"/>CV_OUT std::vector&lt;int&gt;&amp; <text:span text:style-name="T1">rejectLevels</text:span>,</text:p>
      <text:p text:style-name="P21"><text:s text:c="26"/>CV_OUT std::vector&lt;double&gt;&amp; <text:span text:style-name="T1">levelWeights</text:span>,</text:p>
      <text:p text:style-name="P21"><text:s text:c="26"/>double <text:span text:style-name="T1">scaleFactor</text:span> = 1.1,</text:p>
      <text:p text:style-name="P21"><text:s text:c="26"/>int <text:span text:style-name="T1">minNeighbors</text:span> = 3, int flags = 0,</text:p>
      <text:p text:style-name="P21"><text:s text:c="26"/>Size <text:span text:style-name="T1">minSize</text:span> = Size(),</text:p>
      <text:p text:style-name="P21"><text:s text:c="26"/>Size <text:span text:style-name="T1">maxSize</text:span> = Size(),</text:p>
      <text:p text:style-name="P21"><text:s text:c="26"/>int <text:span text:style-name="T1">numChain</text:span> = 1,</text:p>
      <text:p text:style-name="P21"><text:s text:c="26"/>bool <text:span text:style-name="T1">outputRejectLevels</text:span> = false );</text:p>
      <text:p text:style-name="P20">Parameters:</text:p>
      <text:list xml:id="list2685371546874119486" text:style-name="L3">
        <text:list-item>
          <text:p text:style-name="P31">numChain<text:span text:style-name="T40"> – this parameter denotes number of chain in cascades. If </text:span>numChain<text:span text:style-name="T40">&gt;2, detection is held in fork mode, </text:span><text:span text:style-name="T41">in which first chain creates hypothesis and other chains confirm it. If some hypothesis is confirmed by a chain, it is not considered by remaining chains. Length of each chain is (number of stages in cascade)/</text:span><text:span text:style-name="T44">numChain</text:span><text:span text:style-name="T41">, so number of stages must be divisible </text:span><text:span text:style-name="T42">by </text:span><text:span text:style-name="T45">numChain</text:span><text:span text:style-name="T42">. For best </text:span><text:span text:style-name="T43">and correct</text:span><text:span text:style-name="T42"> result use ForkTrain for cascade's </text:span><text:span text:style-name="T40"><text:s/></text:span><text:span text:style-name="T42">training.</text:span></text:p>
        </text:list-item>
      </text:list>
      <text:p text:style-name="P19"/>
      <text:p text:style-name="P19"/>
      <text:p text:style-name="P1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3:39:31.726664854</meta:creation-date>
    <dc:date>2015-08-27T12:08:14.875763445</dc:date>
    <meta:editing-duration>PT2H58M5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47" meta:word-count="350" meta:character-count="3141" meta:non-whitespace-character-count="2311"/>
  </office:meta>
</office:document-meta>
</file>